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14A0EE77719904BE6F6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fo:margin-left="0cm" fo:margin-right="0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erializa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Mekanisme untuk merubah objek ke dalam stream byte</text:p>
              </text:list-item>
              <text:list-item>
                <text:p text:style-name="P3">Biasanya digunakan untuk mengirimkan objek dalam jaringan atau pembuatan file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ambaran Serialization</text:p>
          </draw:text-box>
        </draw:frame>
        <draw:frame draw:style-name="gr3" draw:text-style-name="P5" draw:layer="layout" svg:width="12.519cm" svg:height="11.381cm" svg:x="7.739cm" svg:y="5.397cm" presentation:class="graphic" presentation:user-transformed="true">
          <draw:image xlink:href="Pictures/100002010000016B0000014A0EE77719904BE6F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mplementasi</text:p>
          </draw:text-box>
        </draw:frame>
        <draw:frame presentation:style-name="pr7" draw:text-style-name="P7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6">Hanya dengan mengimplementasikan interface Serializable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Contoh Serialization pada pembuatan fi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atatan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Serializable diturunkan</text:p>
              </text:list-item>
              <text:list-item>
                <text:p>Seluruh kelas referensi harus mengimplementasikan Serializable</text:p>
              </text:list-item>
              <text:list-item>
                <text:p>Tidak boleh memiliki static member</text:p>
              </text:list-item>
              <text:list-item>
                <text:p>Jika ingin melakukan serializable dalam larik atau collection, seluruh element harus berupa objek serializabl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Buat kelas User, berisi NAMA dan PASSWORD.</text:p>
              </text:list-item>
              <text:list-item>
                <text:p>Simpan objek User ke dalam file</text:p>
              </text:list-item>
              <text:list-item>
                <text:p>Akses kembali objek User dari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6T14:03:37.477647046</dc:date>
    <meta:editing-duration>PT16H18M9S</meta:editing-duration>
    <meta:editing-cycles>40</meta:editing-cycles>
    <meta:generator>LibreOffice/5.1.4.2$Linux_X86_64 LibreOffice_project/10m0$Build-2</meta:generator>
    <meta:document-statistic meta:object-count="74"/>
  </office:meta>
</office:document-meta>
</file>